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text-properties fo:language="en" fo:country="US" officeooo:rsid="00216584" officeooo:paragraph-rsid="00216584"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officeooo:rsid="000ebadc"/>
    </style:style>
    <style:style style:name="P11" style:family="paragraph" style:parent-style-name="Standard">
      <style:text-properties fo:language="en" fo:country="US" officeooo:paragraph-rsid="00108b50"/>
    </style:style>
    <style:style style:name="P12" style:family="paragraph" style:parent-style-name="Standard">
      <style:text-properties fo:language="en" fo:country="US" officeooo:rsid="001ee492" officeooo:paragraph-rsid="0024f234"/>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108b50"/>
    </style:style>
    <style:style style:name="P15" style:family="paragraph" style:parent-style-name="Standard">
      <style:text-properties officeooo:paragraph-rsid="0027bd68"/>
    </style:style>
    <style:style style:name="P16" style:family="paragraph" style:parent-style-name="Standard">
      <style:text-properties officeooo:paragraph-rsid="0031d22e"/>
    </style:style>
    <style:style style:name="P17" style:family="paragraph" style:parent-style-name="Standard">
      <style:text-properties officeooo:paragraph-rsid="0036fccf"/>
    </style:style>
    <style:style style:name="P18" style:family="paragraph" style:parent-style-name="Default_5f_ntt">
      <style:text-properties fo:language="en" fo:country="US"/>
    </style:style>
    <style:style style:name="P19" style:family="paragraph" style:parent-style-name="Default_5f_ntt">
      <style:text-properties fo:language="en" fo:country="US" fo:font-style="normal" style:font-style-asian="normal" style:font-style-complex="normal"/>
    </style:style>
    <style:style style:name="P20" style:family="paragraph" style:parent-style-name="Default_5f_ntt">
      <style:text-properties fo:language="en" fo:country="US" fo:font-style="normal" officeooo:paragraph-rsid="00108b50" style:font-style-asian="normal" style:font-style-complex="normal"/>
    </style:style>
    <style:style style:name="P21" style:family="paragraph" style:parent-style-name="Default_5f_ntt">
      <style:text-properties fo:language="en" fo:country="US" officeooo:paragraph-rsid="00108b50"/>
    </style:style>
    <style:style style:name="P22" style:family="paragraph" style:parent-style-name="Default_5f_ntt">
      <style:text-properties fo:language="en" fo:country="US" officeooo:rsid="0022f5ac" officeooo:paragraph-rsid="0022f5ac"/>
    </style:style>
    <style:style style:name="P23" style:family="paragraph" style:parent-style-name="Default_5f_ntt">
      <style:text-properties fo:language="en" fo:country="US" officeooo:rsid="002431de" officeooo:paragraph-rsid="002431de"/>
    </style:style>
    <style:style style:name="P24" style:family="paragraph" style:parent-style-name="scpi2">
      <style:paragraph-properties fo:margin-left="0mm" fo:margin-right="0mm" fo:text-indent="0mm" style:auto-text-indent="false"/>
    </style:style>
    <style:style style:name="P25"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26" style:family="paragraph" style:parent-style-name="cmd_5f_root">
      <style:text-properties officeooo:rsid="00108b50" officeooo:paragraph-rsid="00108b50"/>
    </style:style>
    <style:style style:name="P27" style:family="paragraph" style:parent-style-name="cmd_5f_root">
      <style:text-properties officeooo:paragraph-rsid="0036fccf"/>
    </style:style>
    <style:style style:name="P28" style:family="paragraph" style:parent-style-name="cmd_5f_code">
      <style:text-properties officeooo:rsid="001a46e1" officeooo:paragraph-rsid="001a46e1"/>
    </style:style>
    <style:style style:name="P29" style:family="paragraph" style:parent-style-name="cmd_5f_code">
      <style:text-properties officeooo:rsid="001ee492" officeooo:paragraph-rsid="002431de"/>
    </style:style>
    <style:style style:name="P30" style:family="paragraph" style:parent-style-name="cmd_5f_code">
      <style:text-properties officeooo:rsid="001ee492" officeooo:paragraph-rsid="0026766b"/>
    </style:style>
    <style:style style:name="P31" style:family="paragraph" style:parent-style-name="cmd_5f_code">
      <style:text-properties officeooo:paragraph-rsid="002a779a"/>
    </style:style>
    <style:style style:name="P32" style:family="paragraph" style:parent-style-name="Heading_20_2" style:master-page-name="First_20_Page">
      <style:paragraph-properties style:page-number="auto"/>
    </style:style>
    <style:style style:name="P33" style:family="paragraph" style:parent-style-name="List_20_1_20_Start">
      <style:text-properties fo:language="en" fo:country="US"/>
    </style:style>
    <style:style style:name="P34" style:family="paragraph" style:parent-style-name="List_20_1_20_Start">
      <style:text-properties officeooo:paragraph-rsid="002cc89b"/>
    </style:style>
    <style:style style:name="P35" style:family="paragraph" style:parent-style-name="List_20_1_20_Start">
      <style:text-properties officeooo:paragraph-rsid="0027bd68"/>
    </style:style>
    <style:style style:name="P36" style:family="paragraph" style:parent-style-name="List_20_1">
      <style:text-properties fo:language="en" fo:country="US"/>
    </style:style>
    <style:style style:name="P37" style:family="paragraph" style:parent-style-name="List_20_1">
      <style:text-properties officeooo:paragraph-rsid="002cc89b"/>
    </style:style>
    <style:style style:name="P38" style:family="paragraph" style:parent-style-name="List_20_1">
      <style:text-properties officeooo:rsid="0035c97f" officeooo:paragraph-rsid="0035c97f"/>
    </style:style>
    <style:style style:name="P39" style:family="paragraph" style:parent-style-name="List_20_1">
      <style:text-properties officeooo:rsid="001b5a5e" officeooo:paragraph-rsid="0027bd68"/>
    </style:style>
    <style:style style:name="P40" style:family="paragraph" style:parent-style-name="List_20_1">
      <style:text-properties officeooo:rsid="0007793e" officeooo:paragraph-rsid="0027bd68"/>
    </style:style>
    <style:style style:name="P41" style:family="paragraph" style:parent-style-name="List_20_1">
      <style:text-properties officeooo:rsid="001d249f" officeooo:paragraph-rsid="0027bd68"/>
    </style:style>
    <style:style style:name="P42" style:family="paragraph" style:parent-style-name="List_20_1">
      <style:text-properties officeooo:paragraph-rsid="0027bd68"/>
    </style:style>
    <style:style style:name="P43" style:family="paragraph" style:parent-style-name="List_20_1_20_End">
      <style:text-properties fo:language="en" fo:country="US"/>
    </style:style>
    <style:style style:name="P44" style:family="paragraph" style:parent-style-name="List_20_1_20_End">
      <style:text-properties fo:language="en" fo:country="US" officeooo:rsid="00216584" officeooo:paragraph-rsid="002cc89b" fo:background-color="transparent"/>
    </style:style>
    <style:style style:name="P45" style:family="paragraph" style:parent-style-name="Heading_20_3">
      <style:text-properties officeooo:rsid="00108b50" officeooo:paragraph-rsid="00108b50"/>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style:style style:name="T23" style:family="text">
      <style:text-properties officeooo:rsid="004e038b"/>
    </style:style>
  </office:automatic-styles>
  <office:body>
    <office:text text:use-soft-page-breaks="true">
      <office:forms form:automatic-focus="false" form:apply-design-mode="false"/>
      <text:tracked-changes>
        <text:changed-region xml:id="ct73989168" text:id="ct73989168">
          <text:insertion>
            <office:change-info>
              <dc:creator>Denis Kotlar</dc:creator>
              <dc:date>2016-12-20T15:30:00</dc:date>
            </office:change-info>
          </text:insertion>
        </text:changed-region>
        <text:changed-region xml:id="ct74061536" text:id="ct74061536">
          <text:insertion>
            <office:change-info>
              <dc:creator>Denis Kotlar</dc:creator>
              <dc:date>2016-12-20T15:30:00</dc:date>
            </office:change-info>
          </text:insertion>
        </text:changed-region>
        <text:changed-region xml:id="ct74186256" text:id="ct74186256">
          <text:insertion>
            <office:change-info>
              <dc:creator>Denis Kotlar</dc:creator>
              <dc:date>2016-12-15T12:01:00</dc:date>
            </office:change-info>
          </text:insertion>
        </text:changed-region>
        <text:changed-region xml:id="ct74187952" text:id="ct74187952">
          <text:insertion>
            <office:change-info>
              <dc:creator>Denis Kotlar</dc:creator>
              <dc:date>2016-12-15T12:01:00</dc:date>
            </office:change-info>
          </text:insertion>
        </text:changed-region>
        <text:changed-region xml:id="ct74188416" text:id="ct74188416">
          <text:insertion>
            <office:change-info>
              <dc:creator>Denis Kotlar</dc:creator>
              <dc:date>2016-12-15T12:01:00</dc:date>
            </office:change-info>
          </text:insertion>
        </text:changed-region>
        <text:changed-region xml:id="ct74702432" text:id="ct74702432">
          <text:insertion>
            <office:change-info>
              <dc:creator>Denis Kotlar</dc:creator>
              <dc:date>2016-12-15T12:01:00</dc:date>
            </office:change-info>
          </text:insertion>
        </text:changed-region>
        <text:changed-region xml:id="ct74760848" text:id="ct74760848">
          <text:insertion>
            <office:change-info>
              <dc:creator>Denis Kotlar</dc:creator>
              <dc:date>2016-10-11T00:22:00</dc:date>
            </office:change-info>
          </text:insertion>
        </text:changed-region>
        <text:changed-region xml:id="ct74063328" text:id="ct74063328">
          <text:insertion>
            <office:change-info>
              <dc:creator>Denis Kotlar</dc:creator>
              <dc:date>2016-10-11T00:22:00</dc:date>
            </office:change-info>
          </text:insertion>
        </text:changed-region>
        <text:changed-region xml:id="ct74763408" text:id="ct74763408">
          <text:insertion>
            <office:change-info>
              <dc:creator>Denis Kotlar</dc:creator>
              <dc:date>2016-10-11T00:22:00</dc:date>
            </office:change-info>
          </text:insertion>
        </text:changed-region>
        <text:changed-region xml:id="ct74765376" text:id="ct74765376">
          <text:insertion>
            <office:change-info>
              <dc:creator>Denis Kotlar</dc:creator>
              <dc:date>2016-10-11T00:22:00</dc:date>
            </office:change-info>
          </text:insertion>
        </text:changed-region>
        <text:changed-region xml:id="ct74767200" text:id="ct74767200">
          <text:insertion>
            <office:change-info>
              <dc:creator>Denis Kotlar</dc:creator>
              <dc:date>2016-10-11T00:22:00</dc:date>
            </office:change-info>
          </text:insertion>
        </text:changed-region>
        <text:changed-region xml:id="ct74769856" text:id="ct74769856">
          <text:insertion>
            <office:change-info>
              <dc:creator>Denis Kotlar</dc:creator>
              <dc:date>2016-10-11T00:22:00</dc:date>
            </office:change-info>
          </text:insertion>
        </text:changed-region>
        <text:changed-region xml:id="ct74771600" text:id="ct74771600">
          <text:insertion>
            <office:change-info>
              <dc:creator>Denis Kotlar</dc:creator>
              <dc:date>2016-10-11T00:22:00</dc:date>
            </office:change-info>
          </text:insertion>
        </text:changed-region>
        <text:changed-region xml:id="ct74773344" text:id="ct74773344">
          <text:insertion>
            <office:change-info>
              <dc:creator>Denis Kotlar</dc:creator>
              <dc:date>2016-10-11T00:22:00</dc:date>
            </office:change-info>
          </text:insertion>
        </text:changed-region>
        <text:changed-region xml:id="ct74775088" text:id="ct74775088">
          <text:insertion>
            <office:change-info>
              <dc:creator>Denis Kotlar</dc:creator>
              <dc:date>2016-10-11T00:22:00</dc:date>
            </office:change-info>
          </text:insertion>
        </text:changed-region>
        <text:changed-region xml:id="ct74776832" text:id="ct74776832">
          <text:insertion>
            <office:change-info>
              <dc:creator>Denis Kotlar</dc:creator>
              <dc:date>2016-10-11T00:22:00</dc:date>
            </office:change-info>
          </text:insertion>
        </text:changed-region>
        <text:changed-region xml:id="ct74778368" text:id="ct74778368">
          <text:insertion>
            <office:change-info>
              <dc:creator>Denis Kotlar</dc:creator>
              <dc:date>2016-10-11T00:22:00</dc:date>
            </office:change-info>
          </text:insertion>
        </text:changed-region>
        <text:changed-region xml:id="ct74780384" text:id="ct74780384">
          <text:insertion>
            <office:change-info>
              <dc:creator>Denis Kotlar</dc:creator>
              <dc:date>2016-10-11T00:22:00</dc:date>
            </office:change-info>
          </text:insertion>
        </text:changed-region>
        <text:changed-region xml:id="ct74782128" text:id="ct74782128">
          <text:insertion>
            <office:change-info>
              <dc:creator>Denis Kotlar</dc:creator>
              <dc:date>2016-10-11T00:22:00</dc:date>
            </office:change-info>
          </text:insertion>
        </text:changed-region>
        <text:changed-region xml:id="ct74783872" text:id="ct74783872">
          <text:insertion>
            <office:change-info>
              <dc:creator>Denis Kotlar</dc:creator>
              <dc:date>2016-10-11T00:22:00</dc:date>
            </office:change-info>
          </text:insertion>
        </text:changed-region>
        <text:changed-region xml:id="ct74786048" text:id="ct74786048">
          <text:insertion>
            <office:change-info>
              <dc:creator>Denis Kotlar</dc:creator>
              <dc:date>2016-10-11T00:22:00</dc:date>
            </office:change-info>
          </text:insertion>
        </text:changed-region>
        <text:changed-region xml:id="ct74787792" text:id="ct74787792">
          <text:insertion>
            <office:change-info>
              <dc:creator>Denis Kotlar</dc:creator>
              <dc:date>2016-10-11T00:22:00</dc:date>
            </office:change-info>
          </text:insertion>
        </text:changed-region>
        <text:changed-region xml:id="ct74792400" text:id="ct74792400">
          <text:insertion>
            <office:change-info>
              <dc:creator>Denis Kotlar</dc:creator>
              <dc:date>2016-10-11T00:22:00</dc:date>
            </office:change-info>
          </text:insertion>
        </text:changed-region>
        <text:changed-region xml:id="ct74790208" text:id="ct74790208">
          <text:insertion>
            <office:change-info>
              <dc:creator>Denis Kotlar</dc:creator>
              <dc:date>2016-10-11T00:22:00</dc:date>
            </office:change-info>
          </text:insertion>
        </text:changed-region>
        <text:changed-region xml:id="ct74795360" text:id="ct74795360">
          <text:insertion>
            <office:change-info>
              <dc:creator>Denis Kotlar</dc:creator>
              <dc:date>2016-10-11T00:22:00</dc:date>
            </office:change-info>
          </text:insertion>
        </text:changed-region>
        <text:changed-region xml:id="ct74796992" text:id="ct74796992">
          <text:insertion>
            <office:change-info>
              <dc:creator>Denis Kotlar</dc:creator>
              <dc:date>2016-10-11T00:22:00</dc:date>
            </office:change-info>
          </text:insertion>
        </text:changed-region>
        <text:changed-region xml:id="ct74837648" text:id="ct74837648">
          <text:insertion>
            <office:change-info>
              <dc:creator>Denis Kotlar</dc:creator>
              <dc:date>2016-11-03T17:23:00</dc:date>
            </office:change-info>
          </text:insertion>
        </text:changed-region>
        <text:changed-region xml:id="ct74867344" text:id="ct74867344">
          <text:insertion>
            <office:change-info>
              <dc:creator>Denis Kotlar</dc:creator>
              <dc:date>2016-12-15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208501859573919980" text:style-name="Outline">
        <text:list-item>
          <text:list>
            <text:list-item>
              <text:h text:style-name="P32"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17">Controls down-programmer circuit<text:change-start text:change-id="ct73989168"/> <text:span text:style-name="T23">(not implemented in M3)</text:span><text:change-end text:change-id="ct73989168"/></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24">Enables channel coupling for protection faults</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25"><text:span text:style-name="T8">E</text:span>nables <text:span text:style-name="T8">channels</text:span> to operate in the track mode</text:p>
          </table:table-cell>
        </table:table-row>
      </table:table>
      <text:p text:style-name="P10"/>
      <text:list xml:id="list174317855586089"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4019002444650772577"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Standard">&lt;bool&gt;</text:p>
          </table:table-cell>
          <table:table-cell table:style-name="Table77.A1" office:value-type="string">
            <text:p text:style-name="P13">Discrete</text:p>
          </table:table-cell>
          <table:table-cell table:style-name="Table77.A1" office:value-type="string">
            <text:p text:style-name="P13">ON|OFF|0|1</text:p>
          </table:table-cell>
          <table:table-cell table:style-name="Table77.A1" office:value-type="string">
            <text:p text:style-name="P13">–</text:p>
          </table:table-cell>
        </table:table-row>
        <table:table-row>
          <table:covered-table-cell/>
          <table:table-cell table:style-name="Table77.A1" office:value-type="string">
            <text:p text:style-name="Standard">&lt;channel&gt;</text:p>
          </table:table-cell>
          <table:table-cell table:style-name="Table77.A1" office:value-type="string">
            <text:p text:style-name="P13">Discrete</text:p>
          </table:table-cell>
          <table:table-cell table:style-name="Table77.A1" office:value-type="string">
            <text:p text:style-name="P13">CH1|CH2</text:p>
          </table:table-cell>
          <table:table-cell table:style-name="Table77.A1" office:value-type="string">
            <text:p text:style-name="P13">–</text:p>
          </table:table-cell>
        </table:table-row>
        <table:table-row>
          <table:table-cell table:style-name="Table77.A1" office:value-type="string">
            <text:p text:style-name="P19">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18"><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8">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18">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74317440104061" text:continue-list="list174317855586089"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P27">OUTPut:DPRog {&lt;bool&gt;}<text:change-start text:change-id="ct74061536"/> <text:span text:style-name="T23">(not implemented in M3)</text:span><text:change-end text:change-id="ct74061536"/></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2"><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3">Discrete</text:p>
          </table:table-cell>
          <table:table-cell table:style-name="Table81.A1" office:value-type="string">
            <text:p text:style-name="P13">ON|OFF|0|1</text:p>
          </table:table-cell>
          <table:table-cell table:style-name="Table81.A1" office:value-type="string">
            <text:p text:style-name="P13">ON</text:p>
          </table:table-cell>
        </table:table-row>
        <table:table-row>
          <table:table-cell table:style-name="Table81.A1" office:value-type="string">
            <text:p text:style-name="P18"><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23">Errors</text:p>
          </table:table-cell>
          <table:table-cell table:style-name="Table81.A1" table:number-columns-spanned="4" office:value-type="string">
            <text:p text:style-name="P29">500,<text:span text:style-name="T12">"</text:span>Down-programmer <text:span text:style-name="T15">on CH1 </text:span>switched off<text:span text:style-name="T12">"</text:span></text:p>
            <text:p text:style-name="P30">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18">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74317188129369"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74316770841406" text:continue-list="list4019002444650772577" text:style-name="List_20_1">
              <text:list-item>
                <text:p text:style-name="P33">CV (Constant Voltage), when the output voltage equals the voltage setting value and the output current is determined by the load</text:p>
              </text:list-item>
              <text:list-item>
                <text:p text:style-name="P36">CC (Constant Current), when the output current equals the current setting value and the output voltage is determined by the load and</text:p>
              </text:list-item>
              <text:list-item>
                <text:p text:style-name="P43">UR (Unregulated) that is critical mode between CV and CC modes that could be noticed when the output voltage is close to the one end of the full scale (i.e. somewhere below 2<text:change-start text:change-id="ct74186256"/> <text:change-end text:change-id="ct74186256"/>V and above 48<text:change-start text:change-id="ct74187952"/> <text:change-end text:change-id="ct74187952"/>V for the 50<text:change-start text:change-id="ct74188416"/> <text:change-end text:change-id="ct74188416"/>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9">Name</text:p>
          </table:table-cell>
          <table:table-cell table:style-name="Table164.B3" office:value-type="string">
            <text:p text:style-name="P9">Type</text:p>
          </table:table-cell>
          <table:table-cell table:style-name="Table164.B3" office:value-type="string">
            <text:p text:style-name="P9">Range</text:p>
          </table:table-cell>
          <table:table-cell table:style-name="Table164.B3" office:value-type="string">
            <text:p text:style-name="P9">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3">Discrete</text:p>
          </table:table-cell>
          <table:table-cell table:style-name="Table164.A1" office:value-type="string">
            <text:p text:style-name="P13">CH1|CH2</text:p>
          </table:table-cell>
          <table:table-cell table:style-name="Table164.A1" office:value-type="string">
            <text:p text:style-name="P13">–</text:p>
          </table:table-cell>
        </table:table-row>
        <table:table-row>
          <table:table-cell table:style-name="Table164.A1" office:value-type="string">
            <text:p text:style-name="P19">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18"><text:span text:style-name="T4">Usage</text:span><text:span text:style-name="T6"> </text:span><text:span text:style-name="T4">example</text:span></text:p>
          </table:table-cell>
          <table:table-cell table:style-name="Table164.A1" table:number-columns-spanned="4" office:value-type="string">
            <text:p text:style-name="Standard">Set output voltage to 20<text:change-start text:change-id="ct74702432"/> <text:change-end text:change-id="ct74702432"/>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8">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8">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74318286388477" text:continue-list="list174317188129369"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3">Discrete</text:p>
          </table:table-cell>
          <table:table-cell table:style-name="Table28.A1" office:value-type="string">
            <text:p text:style-name="P13">CH1|CH2</text:p>
          </table:table-cell>
          <table:table-cell table:style-name="Table28.A1" office:value-type="string">
            <text:p text:style-name="P13">–</text:p>
          </table:table-cell>
        </table:table-row>
        <table:table-row>
          <table:table-cell table:style-name="Table28.A1" office:value-type="string">
            <text:p text:style-name="P19">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18"><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8">Related Commands</text:p>
          </table:table-cell>
          <table:table-cell table:style-name="Table28.A1" table:number-columns-spanned="4" office:value-type="string">
            <text:p text:style-name="Standard"/>
          </table:table-cell>
          <table:covered-table-cell/>
          <table:covered-table-cell/>
          <table:covered-table-cell/>
        </table:table-row>
      </table:table>
      <text:list xml:id="list174317378340360" text:continue-numbering="true" text:style-name="Outline">
        <text:list-item>
          <text:list>
            <text:list-item>
              <text:list>
                <text:list-item>
                  <text:h text:style-name="Heading_20_3" text:outline-level="3"><text:bookmark text:name="outp_prot_coup"/><text:change-start text:change-id="ct74760848"/>OUTPut:PROTection:COUPle<text:change-end text:change-id="ct74760848"/></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text:change-start text:change-id="ct74063328"/>Syntax<text:change-end text:change-id="ct74063328"/></text:p>
          </table:table-cell>
          <table:table-cell table:style-name="Table76.A1" table:number-columns-spanned="4" office:value-type="string">
            <text:p text:style-name="cmd_5f_root"><text:change-start text:change-id="ct74763408"/>OUTPut:PROTection:COUPle {&lt;bool&gt;}</text:p>
            <text:p text:style-name="cmd_5f_root">OUTPut:PROTection:COUPle?<text:change-end text:change-id="ct74763408"/></text:p>
          </table:table-cell>
          <table:covered-table-cell/>
          <table:covered-table-cell/>
          <table:covered-table-cell/>
        </table:table-row>
        <table:table-row>
          <table:table-cell table:style-name="Table76.A1" office:value-type="string">
            <text:p text:style-name="P3"><text:change-start text:change-id="ct74765376"/>Description<text:change-end text:change-id="ct74765376"/></text:p>
          </table:table-cell>
          <table:table-cell table:style-name="Table76.A1" table:number-columns-spanned="4" office:value-type="string">
            <text:p text:style-name="P4"><text:change-start text:change-id="ct74767200"/>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74767200"/></text:p>
          </table:table-cell>
          <table:covered-table-cell/>
          <table:covered-table-cell/>
          <table:covered-table-cell/>
        </table:table-row>
        <table:table-row>
          <table:table-cell table:style-name="Table76.A1" table:number-rows-spanned="2" office:value-type="string">
            <text:p text:style-name="P3"><text:change-start text:change-id="ct74769856"/>Parameters<text:change-end text:change-id="ct74769856"/></text:p>
          </table:table-cell>
          <table:table-cell table:style-name="Table76.B3" office:value-type="string">
            <text:p text:style-name="P9"><text:change-start text:change-id="ct74771600"/>Name<text:change-end text:change-id="ct74771600"/></text:p>
          </table:table-cell>
          <table:table-cell table:style-name="Table76.B3" office:value-type="string">
            <text:p text:style-name="P9"><text:change-start text:change-id="ct74773344"/>Type<text:change-end text:change-id="ct74773344"/></text:p>
          </table:table-cell>
          <table:table-cell table:style-name="Table76.B3" office:value-type="string">
            <text:p text:style-name="P9"><text:change-start text:change-id="ct74775088"/>Range<text:change-end text:change-id="ct74775088"/></text:p>
          </table:table-cell>
          <table:table-cell table:style-name="Table76.B3" office:value-type="string">
            <text:p text:style-name="P9"><text:change-start text:change-id="ct74776832"/>Default<text:change-end text:change-id="ct74776832"/></text:p>
          </table:table-cell>
        </table:table-row>
        <table:table-row>
          <table:covered-table-cell/>
          <table:table-cell table:style-name="Table76.A1" office:value-type="string">
            <text:p text:style-name="Standard"><text:change-start text:change-id="ct74778368"/>&lt;bool&gt;<text:change-end text:change-id="ct74778368"/></text:p>
          </table:table-cell>
          <table:table-cell table:style-name="Table76.A1" office:value-type="string">
            <text:p text:style-name="P13"><text:change-start text:change-id="ct74780384"/>Discrete<text:change-end text:change-id="ct74780384"/></text:p>
          </table:table-cell>
          <table:table-cell table:style-name="Table76.A1" office:value-type="string">
            <text:p text:style-name="Standard"><text:change-start text:change-id="ct74782128"/>ON|OFF|0|1<text:change-end text:change-id="ct74782128"/></text:p>
          </table:table-cell>
          <table:table-cell table:style-name="Table76.A1" office:value-type="string">
            <text:p text:style-name="P13"><text:change-start text:change-id="ct74783872"/>OFF<text:change-end text:change-id="ct74783872"/></text:p>
          </table:table-cell>
        </table:table-row>
        <table:table-row>
          <table:table-cell table:style-name="Table76.A1" office:value-type="string">
            <text:p text:style-name="P19"><text:change-start text:change-id="ct74786048"/>Return<text:change-end text:change-id="ct74786048"/></text:p>
          </table:table-cell>
          <table:table-cell table:style-name="Table76.A1" table:number-columns-spanned="4" office:value-type="string">
            <text:p text:style-name="P4"><text:change-start text:change-id="ct74787792"/>The query command returns 0 if the protection coupling is OFF (disabled), and 1 if the protection coupling is ON (enabled).<text:change-end text:change-id="ct74787792"/></text:p>
          </table:table-cell>
          <table:covered-table-cell/>
          <table:covered-table-cell/>
          <table:covered-table-cell/>
        </table:table-row>
        <table:table-row>
          <table:table-cell table:style-name="Table76.A1" office:value-type="string">
            <text:p text:style-name="P18"><text:change-start text:change-id="ct74792400"/><text:span text:style-name="T4">Usage</text:span><text:span text:style-name="T6"> </text:span><text:span text:style-name="T4">example</text:span><text:change-end text:change-id="ct74792400"/></text:p>
          </table:table-cell>
          <table:table-cell table:style-name="Table76.A1" table:number-columns-spanned="4" office:value-type="string">
            <text:p text:style-name="cmd_5f_code"><text:change-start text:change-id="ct74790208"/>OUTP:PROT:COUP ON</text:p>
            <text:p text:style-name="cmd_5f_code_20_Start">OUTP:PROT:COUP?</text:p>
            <text:p text:style-name="cmd_5f_code">1<text:change-end text:change-id="ct74790208"/></text:p>
          </table:table-cell>
          <table:covered-table-cell/>
          <table:covered-table-cell/>
          <table:covered-table-cell/>
        </table:table-row>
        <table:table-row>
          <table:table-cell table:style-name="Table76.A1" office:value-type="string">
            <text:p text:style-name="P18"><text:change-start text:change-id="ct74795360"/>Related Commands<text:change-end text:change-id="ct74795360"/></text:p>
          </table:table-cell>
          <table:table-cell table:style-name="Table76.A1" table:number-columns-spanned="4" office:value-type="string">
            <text:p text:style-name="P4"><text:change-start text:change-id="ct74796992"/>OUTPut:PROTection:CLEar<text:change-end text:change-id="ct74796992"/></text:p>
          </table:table-cell>
          <table:covered-table-cell/>
          <table:covered-table-cell/>
          <table:covered-table-cell/>
        </table:table-row>
      </table:table>
      <text:list xml:id="list174318275467866" text:continue-numbering="true" text:style-name="Outline">
        <text:list-item>
          <text:list>
            <text:list-item>
              <text:list>
                <text:list-item>
                  <text:h text:style-name="P45"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1">Syntax</text:p>
          </table:table-cell>
          <table:table-cell table:style-name="Table1.A1" table:number-columns-spanned="4" office:value-type="string">
            <text:p text:style-name="P26"><text:bookmark-start text:name="__DdeLink__5819_289079478"/>OUTPut:TRACk[:STATe] <text:bookmark-end text:name="__DdeLink__5819_289079478"/>{&lt;bool&gt;}</text:p>
            <text:p text:style-name="P26">OUTPut:TRACk[:STATe]?</text:p>
          </table:table-cell>
          <table:covered-table-cell/>
          <table:covered-table-cell/>
          <table:covered-table-cell/>
        </table:table-row>
        <table:table-row>
          <table:table-cell table:style-name="Table1.A1" office:value-type="string">
            <text:p text:style-name="P11">Description</text:p>
          </table:table-cell>
          <table:table-cell table:style-name="Table1.A1" table:number-columns-spanned="4" office:value-type="string">
            <text:p text:style-name="P6"><text:change-start text:change-id="ct74837648"/>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8"><text:soft-page-break/><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8"/>
            <text:p text:style-name="P16">The following commands will affect the both channel regardless of which channel is currently selected <text:span text:style-name="T21">using the INSTrument[:SELect] or INSTrument:NSELect command)</text:span>:</text:p>
            <text:list xml:id="list174317398234662" text:continue-list="list174316770841406" text:style-name="List_20_1">
              <text:list-item>
                <text:p text:style-name="P34">OUTPut:PROTection:CLEar</text:p>
              </text:list-item>
              <text:list-item>
                <text:p text:style-name="P37">[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44">TRIGger[:SEQuence][:IMMediate], TRIGger[:SEQuence]:DELay, TRIGger[:SEQuence]:SLOPe, TRIGger[:SEQuence]:SOURce</text:p>
              </text:list-item>
            </text:list>
            <text:p text:style-name="P15">The following channel specific commands will generate a <text:span text:style-name="T16">device-specific</text:span> error <text:span text:style-name="T16">313</text:span> when channels are <text:span text:style-name="T18">in tracking mode</text:span>:</text:p>
            <text:list xml:id="list174316335092631" text:continue-numbering="true" text:style-name="List_20_1">
              <text:list-item>
                <text:p text:style-name="P35">CALibrate, </text:p>
              </text:list-item>
              <text:list-item>
                <text:p text:style-name="P38">INSTrument:COUPle:TRACking,</text:p>
              </text:list-item>
              <text:list-item>
                <text:p text:style-name="P39">OUTPut:TRACk[:STATe],</text:p>
              </text:list-item>
              <text:list-item>
                <text:p text:style-name="P40"><text:span text:style-name="T17">SIMUlator:RPOL, </text:span>SIMUlator:VOLTage:PROGram,</text:p>
              </text:list-item>
              <text:list-item>
                <text:p text:style-name="P41">[SOURce[&lt;n&gt;]]:LRIPple, [SOURce[&lt;n&gt;]]:LRIPple:AUTO</text:p>
              </text:list-item>
              <text:list-item>
                <text:p text:style-name="P42">[SOURce[&lt;n&gt;]]:VOLTage:PROGram,</text:p>
              </text:list-item>
            </text:list>
            <text:p text:style-name="P6"/>
            <text:p text:style-name="P6">At *RST, the track<text:span text:style-name="T22">ing</text:span> mode is disabled.<text:change-end text:change-id="ct74837648"/></text:p>
          </table:table-cell>
          <table:covered-table-cell/>
          <table:covered-table-cell/>
          <table:covered-table-cell/>
        </table:table-row>
        <table:table-row>
          <table:table-cell table:style-name="Table1.A1" table:number-rows-spanned="2" office:value-type="string">
            <text:p text:style-name="P1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bool&gt;</text:p>
          </table:table-cell>
          <table:table-cell table:style-name="Table1.A1" office:value-type="string">
            <text:p text:style-name="P13">Discrete</text:p>
          </table:table-cell>
          <table:table-cell table:style-name="Table1.A1" office:value-type="string">
            <text:p text:style-name="Standard">ON|OFF|0|1</text:p>
          </table:table-cell>
          <table:table-cell table:style-name="Table1.A1" office:value-type="string">
            <text:p text:style-name="P13">OFF</text:p>
          </table:table-cell>
        </table:table-row>
        <table:table-row>
          <table:table-cell table:style-name="Table1.A1" office:value-type="string">
            <text:p text:style-name="P20">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21"><text:span text:style-name="T4">Usage</text:span><text:span text:style-name="T6"> </text:span><text:span text:style-name="T4">example</text:span></text:p>
          </table:table-cell>
          <table:table-cell table:style-name="Table1.A1" table:number-columns-spanned="4" office:value-type="string">
            <text:p text:style-name="P28">OUTP:TRAC ON</text:p>
            <text:p text:style-name="P28">VOLT 12</text:p>
            <text:p text:style-name="P28">MEAS?</text:p>
            <text:p text:style-name="cmd_5f_code_5f_single">12.00</text:p>
            <text:p text:style-name="P28">MEAS? CH2</text:p>
            <text:p text:style-name="cmd_5f_code_20_Start">12.00</text:p>
          </table:table-cell>
          <table:covered-table-cell/>
          <table:covered-table-cell/>
          <table:covered-table-cell/>
        </table:table-row>
        <table:table-row>
          <table:table-cell table:style-name="Table1.A1" office:value-type="string">
            <text:p text:style-name="P22">Errors</text:p>
          </table:table-cell>
          <table:table-cell table:style-name="Table1.A1" table:number-columns-spanned="4" office:value-type="string">
            <text:p text:style-name="cmd_5f_code">312,"Cannot execute when the channel<text:span text:style-name="T11">s</text:span> <text:span text:style-name="T11">are</text:span> coupled"<text:change-start text:change-id="ct74867344"/></text:p>
            <text:p text:style-name="P31">31<text:span text:style-name="T19">3</text:span>,"Cannot execute <text:span text:style-name="T19">in tracking mode</text:span>"<text:change-end text:change-id="ct74867344"/></text:p>
          </table:table-cell>
          <table:covered-table-cell/>
          <table:covered-table-cell/>
          <table:covered-table-cell/>
        </table:table-row>
        <table:table-row>
          <table:table-cell table:style-name="Table1.A1" office:value-type="string">
            <text:p text:style-name="P21">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9.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208" meta:word-count="1154" meta:character-count="8499" meta:non-whitespace-character-count="7567"/>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